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81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text-position="super 58%" style:font-name="Segoe UI Semibold" fo:font-size="32pt" style:font-size-asian="32pt" style:font-size-complex="32pt"/>
    </style:style>
    <style:style style:name="T3" style:family="text">
      <style:text-properties style:font-name="Segoe UI Semibold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13cm" svg:height="6.068cm" svg:x="1.778cm" svg:y="1.016cm">
          <draw:text-box>
            <text:p text:style-name="P1"><text:span text:style-name="T1">Genesis 32:22–30</text:span></text:p>
            <text:p><text:span text:style-name="T2">22</text:span><text:span text:style-name="T3">The same night he arose and took his two wives, his two female servants, and his eleven children, and crossed the ford of the Jabbok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384cm" svg:height="6.858cm" svg:x="1.778cm" svg:y="1.016cm">
          <draw:text-box>
            <text:p text:style-name="P4"><text:span text:style-name="T2">23</text:span><text:span text:style-name="T3">He took them and sent them across the stream, and everything else that he had. </text:span><text:span text:style-name="T2">24</text:span><text:span text:style-name="T3">And Jacob was left alone. And a man wrestled with him until the breaking of the d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384cm" svg:height="8.382cm" svg:x="1.778cm" svg:y="1.016cm">
          <draw:text-box>
            <text:p text:style-name="P4"><text:span text:style-name="T2">25</text:span><text:span text:style-name="T3">When the man saw that he did not prevail against Jacob, he touched his hip socket, and Jacob’s hip was put out of joint as he wrestled with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5" draw:layer="layout" svg:width="24.384cm" svg:height="6.263cm" svg:x="1.778cm" svg:y="1.016cm">
          <draw:text-box>
            <text:p text:style-name="P4"><text:span text:style-name="T3"><text:s/></text:span><text:span text:style-name="T2">26</text:span><text:span text:style-name="T3">Then he said, “Let me go, for the day has broken.” <text:s/>But Jacob said, “I will not let you go unless you bless me.” </text:span><text:span text:style-name="T2">27</text:span><text:span text:style-name="T3">And he said to him, “What is your name?” And he said, “Jacob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5" draw:layer="layout" svg:width="24.384cm" svg:height="5.588cm" svg:x="1.778cm" svg:y="1.016cm">
          <draw:text-box>
            <text:p text:style-name="P4"><text:span text:style-name="T2">28</text:span><text:span text:style-name="T3">Then he said, “Your name shall no longer be called Jacob, but Israel, for you have striven with God and with men, and have prevailed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5" draw:layer="layout" svg:width="24.384cm" svg:height="4.826cm" svg:x="1.778cm" svg:y="1.016cm">
          <draw:text-box>
            <text:p><text:span text:style-name="T2">29</text:span><text:span text:style-name="T3">Then Jacob asked him, “Please tell me your name.” But he said, “Why is it that you ask my name?” And there he blessed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5" draw:layer="layout" svg:width="24.384cm" svg:height="5.588cm" svg:x="1.778cm" svg:y="1.016cm">
          <draw:text-box>
            <text:p><text:span text:style-name="T2">30</text:span><text:span text:style-name="T3">So Jacob called the name of the place Peniel, saying, “For I have seen God face to face, and yet my life has been delivered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09:11:11.439000000</meta:creation-date>
    <dc:date>2016-10-14T14:36:51.271000000</dc:date>
    <meta:editing-duration>PT16M52S</meta:editing-duration>
    <meta:editing-cycles>4</meta:editing-cycles>
    <meta:generator>LibreOffice/5.2.2.2$Windows_X86_64 LibreOffice_project/8f96e87c890bf8fa77463cd4b640a2312823f3ad</meta:generator>
    <meta:document-statistic meta:object-count="42"/>
  </office:meta>
</office:document-meta>
</file>